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200%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Lucida Console" fo:font-size="8pt" style:font-size-asian="8pt" style:font-size-complex="8pt"/>
    </style:style>
    <style:style style:name="P3" style:family="paragraph" style:parent-style-name="Preformatted_20_Text">
      <style:paragraph-properties fo:margin-top="0cm" fo:margin-bottom="0cm" fo:padding="0cm" fo:border="none"/>
    </style:style>
    <style:style style:name="P4" style:family="paragraph" style:parent-style-name="Preformatted_20_Text">
      <style:paragraph-properties fo:margin-top="0cm" fo:margin-bottom="0cm" fo:padding="0cm" fo:border="none"/>
      <style:text-properties style:font-name="Lucida Console" fo:font-size="8pt" style:font-size-asian="8pt" style:font-size-complex="8pt"/>
    </style:style>
    <style:style style:name="P5" style:family="paragraph" style:parent-style-name="Standard">
      <style:paragraph-properties fo:line-height="200%"/>
    </style:style>
    <style:style style:name="P6" style:family="paragraph" style:parent-style-name="Preformatted_20_Text">
      <style:paragraph-properties fo:margin-top="0cm" fo:margin-bottom="0cm" fo:padding="0cm" fo:border="none"/>
      <style:text-properties fo:color="#0000ff" style:font-name="Lucida Console" fo:font-size="8pt" style:font-size-asian="8pt" style:font-size-complex="8pt"/>
    </style:style>
    <style:style style:name="P7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Lucida Console" fo:font-size="8pt" style:font-size-asian="8pt" style:font-size-complex="8pt"/>
    </style:style>
    <style:style style:name="P8" style:family="paragraph" style:parent-style-name="Preformatted_20_Text">
      <style:paragraph-properties fo:line-height="200%"/>
      <style:text-properties style:font-name="Lucida Console"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a" fo:language="en" fo:country="US" style:font-name-complex="Times New Roman"/>
    </style:style>
    <style:style style:name="T2" style:family="text">
      <style:text-properties fo:color="#00000a" fo:language="en" fo:country="US" fo:font-style="normal" style:text-underline-style="solid" style:text-underline-width="auto" style:text-underline-color="font-color" fo:font-weight="normal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a" style:text-position="super 67%" fo:language="en" fo:country="US" style:font-name-complex="Times New Roman"/>
    </style:style>
    <style:style style:name="T4" style:family="text">
      <style:text-properties fo:color="#00000a" style:font-name="Lucida Console" fo:font-size="10pt" fo:language="en" fo:country="US" style:font-size-asian="10pt" style:font-name-complex="Times New Roman" style:font-size-complex="10pt"/>
    </style:style>
    <style:style style:name="T5" style:family="text">
      <style:text-properties fo:color="#00000a" fo:font-size="10pt" fo:language="en" fo:country="US" style:font-size-asian="10pt" style:font-name-complex="Times New Roman" style:font-size-complex="10pt"/>
    </style:style>
    <style:style style:name="T6" style:family="text">
      <style:text-properties fo:color="#00000a" fo:font-size="10pt" fo:language="en" fo:country="US" fo:background-color="#ffff00" style:font-size-asian="10pt" style:font-name-complex="Times New Roman" style:font-size-complex="10pt"/>
    </style:style>
    <style:style style:name="T7" style:family="text">
      <style:text-properties fo:color="#00000a" fo:font-size="12pt" fo:language="en" fo:country="US" style:font-size-asian="12pt" style:font-name-complex="Times New Roman" style:font-size-complex="12pt"/>
    </style:style>
    <style:style style:name="T8" style:family="text">
      <style:text-properties fo:color="#00000a" fo:font-size="12pt" fo:language="en" fo:country="US" style:text-underline-style="solid" style:text-underline-width="auto" style:text-underline-color="font-color" style:font-size-asian="12pt" style:font-name-complex="Times New Roman" style:font-size-complex="12pt"/>
    </style:style>
    <style:style style:name="T9" style:family="text">
      <style:text-properties fo:color="#00000a" style:font-name="Times New Roman" fo:font-size="10pt" fo:language="en" fo:country="US" style:font-size-asian="10pt" style:font-name-complex="Times New Roman" style:font-size-complex="10pt"/>
    </style:style>
    <style:style style:name="T10" style:family="text">
      <style:text-properties fo:color="#00000a" style:font-name="Times New Roman" fo:font-size="10pt" fo:language="en" fo:country="US" fo:background-color="#ffff00" style:font-size-asian="10pt" style:font-name-complex="Times New Roman" style:font-size-complex="10pt"/>
    </style:style>
    <style:style style:name="T11" style:family="text">
      <style:text-properties fo:color="#0000ff"/>
    </style:style>
    <style:style style:name="T12" style:family="text">
      <style:text-properties fo:color="#0000ff" style:font-name="Lucida Console" fo:font-size="8pt" fo:language="en" fo:country="US" style:font-size-asian="8pt" style:font-name-complex="Times New Roman" style:font-size-complex="8pt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Default_20_Paragraph_20_Font"><text:span text:style-name="T2">CALCULATIONS OF PROPORTION OF VARIATION IN SELECTION EXPLAINED BY YEAR</text:span></text:span></text:p>
      <text:p text:style-name="P5"><text:span text:style-name="Default_20_Paragraph_20_Font"><text:span text:style-name="T1">To assess how much of the variation in total selection was explained by year, we subtracted the R</text:span></text:span><text:span text:style-name="Default_20_Paragraph_20_Font"><text:span text:style-name="T3">2</text:span></text:span><text:span text:style-name="Default_20_Paragraph_20_Font"><text:span text:style-name="T1"> from a phenotypic selection model including only FFD from the R</text:span></text:span><text:span text:style-name="Default_20_Paragraph_20_Font"><text:span text:style-name="T3">2</text:span></text:span><text:span text:style-name="Default_20_Paragraph_20_Font"><text:span text:style-name="T1"> from a phenotypic selection model including also the interaction FFD:year as a factor. </text:span></text:span></text:p>
      <text:p text:style-name="P1"><text:bookmark text:name="rstudio_console_output"/><text:span text:style-name="Default_20_Paragraph_20_Font"><text:span text:style-name="T12">&gt; summary(lm(n_intact_seeds_rel~FFD_std,data=data_sel))$adj.r.squared</text:span></text:span></text:p>
      <text:p text:style-name="P2">[1] 0.04414804</text:p>
      <text:p text:style-name="P2"/>
      <text:p text:style-name="P6">&gt; summary(lm(n_intact_seeds_rel~FFD_std+FFD_std:as.factor(year),data=data_sel))$adj.r.squared</text:p>
      <text:p text:style-name="P2"/>
      <text:p text:style-name="P2">[1] 0.04958467</text:p>
      <text:p text:style-name="P2"/>
      <text:p text:style-name="P5"><text:span text:style-name="Default_20_Paragraph_20_Font"><text:span text:style-name="T5">% Variation in indirect selection explained by year = (0.04958467-0.04414804)*100 = </text:span></text:span><text:span text:style-name="Default_20_Paragraph_20_Font"><text:span text:style-name="T6">0.543663 %</text:span></text:span></text:p>
      <text:p text:style-name="P5"><text:span text:style-name="Default_20_Paragraph_20_Font"><text:span text:style-name="T5"/></text:span></text:p>
      <text:p text:style-name="P5"><text:span text:style-name="Default_20_Paragraph_20_Font"><text:span text:style-name="T1">To assess how much of the variation in direct selection was explained by year, we subtracted the R</text:span></text:span><text:span text:style-name="Default_20_Paragraph_20_Font"><text:span text:style-name="T3">2</text:span></text:span><text:span text:style-name="Default_20_Paragraph_20_Font"><text:span text:style-name="T1"> from a phenotypic selection model including only FFD and number of flowers from the R</text:span></text:span><text:span text:style-name="Default_20_Paragraph_20_Font"><text:span text:style-name="T3">2</text:span></text:span><text:span text:style-name="Default_20_Paragraph_20_Font"><text:span text:style-name="T1"> from a phenotypic selection model including also the interaction FFD:year as a factor. </text:span></text:span></text:p>
      <text:p text:style-name="P1"><text:bookmark text:name="rstudio_console_output1"/><text:span text:style-name="Default_20_Paragraph_20_Font"><text:span text:style-name="T12">&gt; summary(lm(n_intact_seeds_rel~FFD_std+n_fl_std,data=data_sel))$adj.r.squared</text:span></text:span></text:p>
      <text:p text:style-name="P2">[1] 0.071554</text:p>
      <text:p text:style-name="P2"/>
      <text:p text:style-name="P6">&gt; summary(lm(n_intact_seeds_rel~FFD_std+FFD_std:as.factor(year)+n_fl_std,data=data_sel))$adj.r.squared</text:p>
      <text:p text:style-name="P2"/>
      <text:p text:style-name="P2">[1] 0.07753877</text:p>
      <text:p text:style-name="P2"/>
      <text:p text:style-name="P5"><text:span text:style-name="Default_20_Paragraph_20_Font"><text:span text:style-name="T5">% Variation in total selection explained by year = (0.07753877-0.071554)*100 = </text:span></text:span><text:span text:style-name="Default_20_Paragraph_20_Font"><text:span text:style-name="T6">0.598477 %</text:span></text:span></text:p>
      <text:p text:style-name="P5"><text:span text:style-name="Default_20_Paragraph_20_Font"><text:span text:style-name="T5"/></text:span></text:p>
      <text:p text:style-name="P5"><text:span text:style-name="Default_20_Paragraph_20_Font"><text:span text:style-name="T7">In the previous models, R squares are very low! R squares are much higher if we use raw values of fitness and FFD (i.e. not relative fitness and standardized FFD), but is this correct for assessing </text:span></text:span><text:span text:style-name="Default_20_Paragraph_20_Font"><text:span text:style-name="T8">variation in selection</text:span></text:span><text:span text:style-name="Default_20_Paragraph_20_Font"><text:span text:style-name="T7">? (Is this still a phenotypic selection model?)</text:span></text:span></text:p>
      <text:p text:style-name="P1"><text:bookmark text:name="rstudio_console_output2"/><text:span text:style-name="Default_20_Paragraph_20_Font"><text:span text:style-name="T12">&gt; summary(lm(n_intact_seeds ~ FFD,data = data_sel))$adj.r.squared</text:span></text:span></text:p>
      <text:p text:style-name="P8">[1] 0.04573889</text:p>
      <text:p text:style-name="P4"><text:span text:style-name="T11">&gt; summary(lm(n_intact_seeds ~ FFD+</text:span><office:annotation office:name="__Annotation__7155_306857931"><dc:creator>Alicia Valdés Rapado</dc:creator><dc:date>2018-10-22T16:53:57.19</dc:date><text:p text:style-name="P9"><text:span text:style-name="T13">Here including both the interaction FFD:year and the main effect of year, because fitness is not relativized within years </text:span></text:p></office:annotation><text:span text:style-name="T11">FFD*as.factor</text:span><office:annotation-end office:name="__Annotation__7155_306857931"/><text:span text:style-name="T11">(year),data = data_sel))$adj.r.squared</text:span></text:p>
      <text:p text:style-name="P2"/>
      <text:p text:style-name="P2">[1] 0.2724344</text:p>
      <text:p text:style-name="P2"/>
      <text:p text:style-name="P5"><text:span text:style-name="Default_20_Paragraph_20_Font"><text:span text:style-name="T5">% Variation in indirect selection explained</text:span></text:span><text:span text:style-name="Default_20_Paragraph_20_Font"><text:span text:style-name="T9"> by year = (0.2724344-0.04573889)*100 = </text:span></text:span><text:bookmark text:name="rstudio_console_output3"/><text:span text:style-name="Default_20_Paragraph_20_Font"><text:span text:style-name="T10">22.66955 %</text:span></text:span></text:p>
      <text:p text:style-name="P3"><text:span text:style-name="Default_20_Paragraph_20_Font"><text:span text:style-name="T4"/></text:span></text:p>
      <text:p text:style-name="P6">&gt; summary(lm(n_intact_seeds ~ FFD+n_fl,data = data_sel))$adj.r.squared</text:p>
      <text:p text:style-name="P2"/>
      <text:p text:style-name="P2">[1] 0.1581571</text:p>
      <text:p text:style-name="P6"/>
      <text:p text:style-name="P6">&gt; summary(lm(n_intact_seeds ~ FFD+FFD*as.factor(year)+n_fl,data = data_sel))$adj.r.squared</text:p>
      <text:p text:style-name="P2"/>
      <text:p text:style-name="P2">[1] 0.345981</text:p>
      <text:p text:style-name="P2"/>
      <text:p text:style-name="P5"><text:span text:style-name="Default_20_Paragraph_20_Font"><text:span text:style-name="T5">% Variation in total selection</text:span></text:span><text:span text:style-name="Default_20_Paragraph_20_Font"><text:span text:style-name="T9"> explained by year = (0.345981-0.1581571)*100 = </text:span></text:span><text:bookmark text:name="rstudio_console_output4"/><text:span text:style-name="Default_20_Paragraph_20_Font"><text:span text:style-name="T10">18.78239</text:span></text:span><text:bookmark text:name="rstudio_console_output31"/><text:span text:style-name="Default_20_Paragraph_20_Font"><text:span text:style-name="T10"> %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cia Valdés Rapado</meta:initial-creator>
    <meta:creation-date>2018-10-22T16:42:34.71</meta:creation-date>
    <dc:date>2018-11-09T10:50:49.09</dc:date>
    <dc:creator>Alicia Valdés Rapado</dc:creator>
    <meta:editing-duration>PT15M12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24" meta:word-count="246" meta:character-count="1985"/>
  </office:meta>
</office:document-meta>
</file>